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B4000000874138D207.png" manifest:media-type="image/png"/>
  <manifest:file-entry manifest:full-path="Pictures/100002010000019E0000021C5A1426A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950e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Thorndale" style:font-style-name="Regular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53cm" svg:height="14.287cm" svg:x="5.319cm" svg:y="1.381cm">
          <draw:image xlink:href="Pictures/100002010000019E0000021C5A1426A1.png" xlink:type="simple" xlink:show="embed" xlink:actuate="onLoad">
            <text:p/>
          </draw:image>
        </draw:frame>
        <draw:custom-shape draw:style-name="gr2" draw:text-style-name="P3" draw:layer="layout" svg:width="10cm" svg:height="5cm" svg:x="5.953cm" svg:y="17.002cm">
          <text:p text:style-name="P2"><text:span text:style-name="T1">HaleOS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3" draw:layer="layout" svg:width="9.947cm" svg:height="1.673cm" svg:x="5.822cm" svg:y="22.971cm">
          <draw:text-box>
            <text:p>A simple x64 bit operating system</text:p>
            <text:p><text:tab/><text:tab/>Manual/Re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Wall" xlink:href="Pictures/10000000000000B4000000874138D20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Justin </meta:initial-creator>
    <meta:creation-date>2014-03-22T10:38:59</meta:creation-date>
    <dc:date>2014-03-22T11:37:49</dc:date>
    <dc:creator>Justin </dc:creator>
    <meta:editing-duration>PT55M26S</meta:editing-duration>
    <meta:editing-cycles>2</meta:editing-cycles>
    <meta:generator>LibreOffice/3.5$Linux_X86_64 LibreOffice_project/350m1$Build-2</meta:generator>
    <meta:document-statistic meta:object-count="3"/>
  </office:meta>
</office:document-meta>
</file>